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999999" draw:textarea-horizontal-align="center" draw:textarea-vertical-align="middle"/>
    </style:style>
    <style:style style:name="gr8" style:family="graphic" style:parent-style-name="standard">
      <style:graphic-properties draw:fill="solid" draw:fill-color="#80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324cm" svg:height="1.016cm" svg:x="0.2cm" svg:y="0.116cm">
          <text:p text:style-name="P1"><text:span text:style-name="T1">PR</text:span></text:p>
        </draw:rect>
        <draw:line draw:style-name="gr2" draw:text-style-name="P1" draw:layer="layout" svg:x1="2.848cm" svg:y1="0.116cm" svg:x2="8.801cm" svg:y2="0.116cm">
          <text:p/>
        </draw:line>
        <draw:line draw:style-name="gr2" draw:text-style-name="P1" draw:layer="layout" svg:x1="2.848cm" svg:y1="1.132cm" svg:x2="8.801cm" svg:y2="1.132cm">
          <text:p/>
        </draw:line>
        <draw:frame draw:style-name="gr3" draw:layer="layout" svg:width="1.035cm" svg:height="0.963cm" svg:x="8.801cm" svg:y="-0.492cm">
          <draw:text-box>
            <text:p text:style-name="P3">...</text:p>
          </draw:text-box>
        </draw:frame>
        <draw:line draw:style-name="gr2" draw:text-style-name="P1" draw:layer="layout" svg:x1="9.837cm" svg:y1="1.132cm" svg:x2="10.853cm" svg:y2="1.132cm">
          <text:p/>
        </draw:line>
        <draw:line draw:style-name="gr2" draw:text-style-name="P1" draw:layer="layout" svg:x1="9.836cm" svg:y1="0.116cm" svg:x2="10.852cm" svg:y2="0.116cm">
          <text:p/>
        </draw:line>
        <draw:frame draw:style-name="gr3" draw:layer="layout" svg:width="1.035cm" svg:height="0.963cm" svg:x="8.802cm" svg:y="0.409cm">
          <draw:text-box>
            <text:p text:style-name="P3">...</text:p>
          </draw:text-box>
        </draw:frame>
        <draw:frame draw:style-name="gr3" draw:text-style-name="P4" draw:layer="layout" svg:width="1.988cm" svg:height="0.725cm" svg:x="5.364cm" svg:y="0.266cm">
          <draw:text-box>
            <text:p text:style-name="P3"><text:span text:style-name="T2">payload</text:span></text:p>
          </draw:text-box>
        </draw:frame>
        <draw:rect draw:style-name="gr4" draw:text-style-name="P2" draw:layer="layout" svg:width="1.324cm" svg:height="1.016cm" svg:x="1.524cm" svg:y="0.116cm">
          <text:p/>
        </draw:rect>
        <draw:line draw:style-name="gr5" draw:text-style-name="P1" draw:layer="layout" svg:x1="10.852cm" svg:y1="0.116cm" svg:x2="10.852cm" svg:y2="1.132cm">
          <text:p/>
        </draw:line>
        <draw:line draw:style-name="gr6" draw:text-style-name="P1" draw:layer="layout" svg:x1="0.2cm" svg:y1="1.332cm" svg:x2="2.873cm" svg:y2="1.332cm">
          <text:p/>
        </draw:line>
        <draw:frame draw:style-name="gr3" draw:text-style-name="P5" draw:layer="layout" svg:width="2.758cm" svg:height="0.759cm" svg:x="0.09cm" svg:y="1.424cm">
          <draw:text-box>
            <text:p><text:span text:style-name="T3">Network ID</text:span></text:p>
          </draw:text-box>
        </draw:frame>
        <draw:line draw:style-name="gr6" draw:text-style-name="P1" draw:layer="layout" svg:x1="3.148cm" svg:y1="1.332cm" svg:x2="10.768cm" svg:y2="1.332cm">
          <text:p/>
        </draw:line>
        <draw:rect draw:style-name="gr7" draw:text-style-name="P6" draw:layer="layout" svg:width="2.648cm" svg:height="1.016cm" svg:x="10.852cm" svg:y="0.116cm">
          <text:p text:style-name="P1"><text:span text:style-name="T2">CRC</text:span></text:p>
        </draw:rect>
        <draw:line draw:style-name="gr5" draw:text-style-name="P1" draw:layer="layout" svg:x1="2.677cm" svg:y1="0.116cm" svg:x2="2.677cm" svg:y2="1.132cm">
          <text:p/>
        </draw:line>
        <draw:line draw:style-name="gr5" draw:text-style-name="P1" draw:layer="layout" svg:x1="2.477cm" svg:y1="0.116cm" svg:x2="2.477cm" svg:y2="1.132cm">
          <text:p/>
        </draw:line>
        <draw:line draw:style-name="gr5" draw:text-style-name="P1" draw:layer="layout" svg:x1="2.277cm" svg:y1="0.116cm" svg:x2="2.277cm" svg:y2="1.132cm">
          <text:p/>
        </draw:line>
        <draw:rect draw:style-name="gr8" draw:text-style-name="P1" draw:layer="layout" svg:width="0.753cm" svg:height="1.016cm" svg:x="1.524cm" svg:y="0.116cm">
          <text:p/>
        </draw:rect>
        <draw:frame draw:style-name="gr3" draw:text-style-name="P7" draw:layer="layout" svg:width="0.663cm" svg:height="0.603cm" svg:x="2.451cm" svg:y="0.352cm">
          <draw:text-box>
            <text:p text:style-name="P7">c</text:p>
          </draw:text-box>
        </draw:frame>
        <draw:frame draw:style-name="gr3" draw:text-style-name="P7" draw:layer="layout" svg:width="0.68cm" svg:height="0.603cm" svg:x="2.235cm" svg:y="0.353cm">
          <draw:text-box>
            <text:p text:style-name="P7">e</text:p>
          </draw:text-box>
        </draw:frame>
        <draw:frame draw:style-name="gr3" draw:text-style-name="P7" draw:layer="layout" svg:width="0.68cm" svg:height="0.603cm" svg:x="2.043cm" svg:y="0.353cm">
          <draw:text-box>
            <text:p text:style-name="P7"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7-03-01T23:15:24</meta:creation-date>
    <dc:creator>Pawel Gburzynski</dc:creator>
    <dc:date>2012-02-15T12:11:52.45</dc:date>
    <dc:language>en-US</dc:language>
    <meta:editing-cycles>10</meta:editing-cycles>
    <meta:editing-duration>PT39M10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